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02fb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Madame, Monsieur,</text:p>
      <text:p text:style-name="P1"><text:line-break/><text:tab/>votre enfant passera à l'oral pour présenter un exposé consacré à un thème scientifique la dernière semaine avant les vacances de février. A cette occasion et avec l'accord de M. le Principal, les parents des élèves pourront assister à l'exposé. Je leur demande de respecter le règlement intérieur du collège, les règles sanitaires et de ne pas intervenir pendant l'heure de cours. J'aurai la possibilité d'échanger avec les parents une fois que l'heure de cours sera finie.</text:p>
      <text:p text:style-name="P1"><text:tab/>Votre enfant pourra vous dire quand il passera puisque les dates ont été fixées et communiquées aux élèves.</text:p>
      <text:p text:style-name="P1"><text:tab/>Merci de me dire si vous désirez assister à l'exposé : je dois pour chaque parent demander l'autorisation à M. le Principal. <text:span text:style-name="Strong_20_Emphasis">Il est inutile de me répondre si vous ne pouvez pas venir.</text:span></text:p>
      <text:p text:style-name="P1"><text:tab/>Je reste à votre disposition pour tout renseignement complémentaire.</text:p>
      <text:p text:style-name="P1"><text:tab/>Cordialement,<text:line-break/><text:tab/>M. Faure</text:p>
      <text:p text:style-name="P1"/>
      <text:p text:style-name="P1"/>
      <text:p text:style-name="P1"/>
      <text:p text:style-name="P1"/>
      <text:p text:style-name="P1"/>
      <text:p text:style-name="P1"/>
      <text:p text:style-name="P2"><text:tab/>Madame, Monsieur,</text:p>
      <text:p text:style-name="P2"><text:line-break/><text:tab/>votre enfant passera à l'oral pour présenter un exposé consacré à un thème scientifique la dernière semaine avant les vacances de février. A cette occasion et avec l'accord de M. le Principal, les parents des élèves pourront assister à l'exposé. Je leur demande de respecter le règlement intérieur du collège, les règles sanitaires et de ne pas intervenir pendant l'heure de cours. J'aurai la possibilité d'échanger avec les parents une fois que l'heure de cours sera finie.</text:p>
      <text:p text:style-name="P2"><text:tab/>Votre enfant pourra vous dire quand il passera puisque les dates ont été fixées et communiquées aux élèves.</text:p>
      <text:p text:style-name="P2"><text:tab/>Merci de me dire si vous désirez assister à l'exposé : je dois pour chaque parent demander l'autorisation à M. le Principal. <text:span text:style-name="Strong_20_Emphasis">Il est inutile de me répondre si vous ne pouvez pas venir.</text:span></text:p>
      <text:p text:style-name="P2"><text:tab/>Je reste à votre disposition pour tout renseignement complémentaire.</text:p>
      <text:p text:style-name="P2"><text:tab/>Cordialement,<text:line-break/><text:tab/>M. Faur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3T07:59:31.362349720</meta:creation-date>
    <meta:print-date>2021-02-03T08:00:41.233250011</meta:print-date>
    <dc:date>2021-02-03T08:01:12.592566212</dc:date>
    <meta:editing-duration>PT1M44S</meta:editing-duration>
    <meta:editing-cycles>1</meta:editing-cycles>
    <meta:document-statistic meta:table-count="0" meta:image-count="0" meta:object-count="0" meta:page-count="1" meta:paragraph-count="12" meta:word-count="286" meta:character-count="1758" meta:non-whitespace-character-count="1468"/>
    <meta:generator>LibreOffice/6.0.7.3$Linux_X86_64 LibreOffice_project/00m0$Build-3</meta:generator>
  </office:meta>
</office:document-meta>
</file>